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800000152F8A51B60.png"/>
  <manifest:file-entry manifest:media-type="image/png" manifest:full-path="Pictures/10000201000002D8000001526CAE908E.png"/>
  <manifest:file-entry manifest:media-type="image/png" manifest:full-path="Pictures/10000201000002D800000152DE0C4C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6.999cm" svg:height="7.892cm" draw:z-index="0"><draw:image xlink:href="Pictures/10000201000002D800000152DE0C4CAF.png" xlink:type="simple" xlink:show="embed" xlink:actuate="onLoad"/></draw:frame></text:p>
      <text:p text:style-name="Standard"><draw:frame draw:style-name="fr2" draw:name="gráficos2" text:anchor-type="paragraph" svg:width="16.999cm" svg:height="7.892cm" draw:z-index="1"><draw:image xlink:href="Pictures/10000201000002D8000001526CAE908E.png" xlink:type="simple" xlink:show="embed" xlink:actuate="onLoad"/></draw:frame></text:p>
      <text:p text:style-name="Standard"><draw:frame draw:style-name="fr2" draw:name="gráficos3" text:anchor-type="paragraph" svg:width="16.999cm" svg:height="7.892cm" draw:z-index="2"><draw:image xlink:href="Pictures/10000201000002D800000152F8A51B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5S</meta:editing-duration>
    <meta:editing-cycles>3</meta:editing-cycles>
    <meta:generator>OpenOffice/4.1.7$Win32 OpenOffice.org_project/417m1$Build-9800</meta:generator>
    <dc:date>2020-11-02T03:40:31.82</dc:date>
    <meta:document-statistic meta:table-count="0" meta:image-count="3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